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3mm"/>
    </style:style>
    <style:style style:name="co2" style:family="table-column">
      <style:table-column-properties fo:break-before="auto" style:column-width="49.41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43.74mm"/>
    </style:style>
    <style:style style:name="co6" style:family="table-column">
      <style:table-column-properties fo:break-before="auto" style:column-width="49.04mm"/>
    </style:style>
    <style:style style:name="co7" style:family="table-column">
      <style:table-column-properties fo:break-before="auto" style:column-width="58.91mm"/>
    </style:style>
    <style:style style:name="co8" style:family="table-column">
      <style:table-column-properties fo:break-before="auto" style:column-width="26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Planet_20_Names">
      <style:table-properties table:display="true" style:writing-mode="lr-tb"/>
    </style:style>
    <style:style style:name="ta2" style:family="table" style:master-page-name="PageStyle_5f_Routes">
      <style:table-properties table:display="true" style:writing-mode="lr-tb"/>
    </style:style>
    <style:style style:name="ta3" style:family="table" style:master-page-name="PageStyle_5f_Traffic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In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Excel_20_Built-in_20_In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1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et N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lanet Node</text:p>
          </table:table-cell>
          <table:table-cell table:style-name="ce1" office:value-type="string" calcext:value-type="string">
            <text:p>Planet 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art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o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upi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Ven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a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atu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Uran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lu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eptu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ercur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lpha Centaur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uhman 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psilon Eridan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roombridge 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psilon Ind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au Cet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Kapteyn's st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liese 68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Gliese 6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Gliese 876#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Gliese 8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omalha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Virgin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HD 1023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Gliese 17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Gliese 4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Pollu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'</text:p>
          </table:table-cell>
          <table:table-cell table:style-name="ce2" office:value-type="string" calcext:value-type="string">
            <text:p>Gliese 8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'</text:p>
          </table:table-cell>
          <table:table-cell table:style-name="ce2" office:value-type="string" calcext:value-type="string">
            <text:p>HIP 570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'</text:p>
          </table:table-cell>
          <table:table-cell table:style-name="ce2" office:value-type="string" calcext:value-type="string">
            <text:p>Pisc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GJ 12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'</text:p>
          </table:table-cell>
          <table:table-cell table:style-name="ce2" office:value-type="string" calcext:value-type="string">
            <text:p>Upsilon Andromeda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'</text:p>
          </table:table-cell>
          <table:table-cell table:style-name="ce2" office:value-type="string" calcext:value-type="string">
            <text:p>Gamma Cephe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'</text:p>
          </table:table-cell>
          <table:table-cell table:style-name="ce2" office:value-type="string" calcext:value-type="string">
            <text:p>HD 1760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Gliese 3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HD 388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'</text:p>
          </table:table-cell>
          <table:table-cell table:style-name="ce2" office:value-type="string" calcext:value-type="string">
            <text:p>Ursae Majori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t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 calcext:value-type="string">
            <text:p>Route Id</text:p>
          </table:table-cell>
          <table:table-cell table:style-name="ce1" office:value-type="string" calcext:value-type="string">
            <text:p>Planet Origin</text:p>
          </table:table-cell>
          <table:table-cell table:style-name="ce1" office:value-type="string" calcext:value-type="string">
            <text:p>Planet Destination</text:p>
          </table:table-cell>
          <table:table-cell table:style-name="ce1" office:value-type="string" calcext:value-type="string">
            <text:p>Distance(Light Years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2.44" calcext:value-type="float">
            <text:p>2.44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4" office:value-type="float" office:value="3.45" calcext:value-type="float">
            <text:p>3.45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0.49" calcext:value-type="float">
            <text:p>0.49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4" office:value-type="float" office:value="2.34" calcext:value-type="float">
            <text:p>2.34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2.61" calcext:value-type="float">
            <text:p>2.61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4" office:value-type="float" office:value="8.09" calcext:value-type="float">
            <text:p>8.09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4" office:value-type="float" office:value="5.46" calcext:value-type="float">
            <text:p>5.46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</text:p>
          </table:table-cell>
          <table:table-cell table:style-name="ce4" office:value-type="float" office:value="3.67" calcext:value-type="float">
            <text:p>3.67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13.97" calcext:value-type="float">
            <text:p>13.97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4" office:value-type="float" office:value="14.78" calcext:value-type="float">
            <text:p>14.7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</text:p>
          </table:table-cell>
          <table:table-cell table:style-name="ce4" office:value-type="float" office:value="15.23" calcext:value-type="float">
            <text:p>15.23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style-name="ce4" office:value-type="float" office:value="10.43" calcext:value-type="float">
            <text:p>10.43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4" office:value-type="float" office:value="14.22" calcext:value-type="float">
            <text:p>14.22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4" office:value-type="float" office:value="6.02" calcext:value-type="float">
            <text:p>6.02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4" office:value-type="float" office:value="5.26" calcext:value-type="float">
            <text:p>5.26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4" office:value-type="float" office:value="12.34" calcext:value-type="float">
            <text:p>12.3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0.1" calcext:value-type="float">
            <text:p>10.10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'</text:p>
          </table:table-cell>
          <table:table-cell table:style-name="ce4" office:value-type="float" office:value="9.95" calcext:value-type="float">
            <text:p>9.9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4" office:value-type="float" office:value="18.91" calcext:value-type="float">
            <text:p>18.91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Q</text:p>
          </table:table-cell>
          <table:table-cell table:style-name="ce4" office:value-type="float" office:value="22.04" calcext:value-type="float">
            <text:p>22.0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X</text:p>
          </table:table-cell>
          <table:table-cell table:style-name="ce4" office:value-type="float" office:value="10.51" calcext:value-type="float">
            <text:p>10.5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'</text:p>
          </table:table-cell>
          <table:table-cell table:style-name="ce2" office:value-type="string" calcext:value-type="string">
            <text:p>X</text:p>
          </table:table-cell>
          <table:table-cell table:style-name="ce4" office:value-type="float" office:value="23.61" calcext:value-type="float">
            <text:p>23.6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'</text:p>
          </table:table-cell>
          <table:table-cell table:style-name="ce4" office:value-type="float" office:value="19.94" calcext:value-type="float">
            <text:p>19.9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U</text:p>
          </table:table-cell>
          <table:table-cell table:style-name="ce4" office:value-type="float" office:value="9.31" calcext:value-type="float">
            <text:p>9.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'</text:p>
          </table:table-cell>
          <table:table-cell table:style-name="ce4" office:value-type="float" office:value="21.23" calcext:value-type="float">
            <text:p>21.2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J'</text:p>
          </table:table-cell>
          <table:table-cell table:style-name="ce4" office:value-type="float" office:value="25.96" calcext:value-type="float">
            <text:p>25.9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V</text:p>
          </table:table-cell>
          <table:table-cell table:style-name="ce4" office:value-type="float" office:value="3.16" calcext:value-type="float">
            <text:p>3.16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K'</text:p>
          </table:table-cell>
          <table:table-cell table:style-name="ce2" office:value-type="string" calcext:value-type="string">
            <text:p>V</text:p>
          </table:table-cell>
          <table:table-cell table:style-name="ce4" office:value-type="float" office:value="20.42" calcext:value-type="float">
            <text:p>20.42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I'</text:p>
          </table:table-cell>
          <table:table-cell table:style-name="ce4" office:value-type="float" office:value="17.1" calcext:value-type="float">
            <text:p>17.10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'</text:p>
          </table:table-cell>
          <table:table-cell table:style-name="ce4" office:value-type="float" office:value="19.52" calcext:value-type="float">
            <text:p>19.52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B'</text:p>
          </table:table-cell>
          <table:table-cell table:style-name="ce4" office:value-type="float" office:value="31.56" calcext:value-type="float">
            <text:p>31.56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'</text:p>
          </table:table-cell>
          <table:table-cell table:style-name="ce2" office:value-type="string" calcext:value-type="string">
            <text:p>C'</text:p>
          </table:table-cell>
          <table:table-cell table:style-name="ce4" office:value-type="float" office:value="23.13" calcext:value-type="float">
            <text:p>23.13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K'</text:p>
          </table:table-cell>
          <table:table-cell table:style-name="ce2" office:value-type="string" calcext:value-type="string">
            <text:p>W</text:p>
          </table:table-cell>
          <table:table-cell table:style-name="ce4" office:value-type="float" office:value="28.89" calcext:value-type="float">
            <text:p>28.89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C'</text:p>
          </table:table-cell>
          <table:table-cell table:style-name="ce4" office:value-type="float" office:value="10.64" calcext:value-type="float">
            <text:p>10.64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'</text:p>
          </table:table-cell>
          <table:table-cell table:style-name="ce4" office:value-type="float" office:value="36.19" calcext:value-type="float">
            <text:p>36.19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'</text:p>
          </table:table-cell>
          <table:table-cell table:style-name="ce2" office:value-type="string" calcext:value-type="string">
            <text:p>D'</text:p>
          </table:table-cell>
          <table:table-cell table:style-name="ce4" office:value-type="float" office:value="36.48" calcext:value-type="float">
            <text:p>36.48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E'</text:p>
          </table:table-cell>
          <table:table-cell table:style-name="ce4" office:value-type="float" office:value="41.26" calcext:value-type="float">
            <text:p>41.26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F'</text:p>
          </table:table-cell>
          <table:table-cell table:style-name="ce4" office:value-type="float" office:value="42.07" calcext:value-type="float">
            <text:p>42.07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'</text:p>
          </table:table-cell>
          <table:table-cell table:style-name="ce2" office:value-type="string" calcext:value-type="string">
            <text:p>G'</text:p>
          </table:table-cell>
          <table:table-cell table:style-name="ce4" office:value-type="float" office:value="17.63" calcext:value-type="float">
            <text:p>17.63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G'</text:p>
          </table:table-cell>
          <table:table-cell table:style-name="ce2" office:value-type="string" calcext:value-type="string">
            <text:p>H'</text:p>
          </table:table-cell>
          <table:table-cell table:style-name="ce4" office:value-type="float" office:value="40.48" calcext:value-type="float">
            <text:p>40.48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9" table:default-cell-style-name="Default"/>
        <table:table-row table:style-name="ro1">
          <table:table-cell table:style-name="ce3" office:value-type="string" calcext:value-type="string">
            <text:p>Route Id</text:p>
          </table:table-cell>
          <table:table-cell table:style-name="ce1" office:value-type="string" calcext:value-type="string">
            <text:p>Planet Origin</text:p>
          </table:table-cell>
          <table:table-cell table:style-name="ce1" office:value-type="string" calcext:value-type="string">
            <text:p>Planet Destination</text:p>
          </table:table-cell>
          <table:table-cell table:style-name="ce1" office:value-type="string" calcext:value-type="string">
            <text:p>Traffic Delay (Light Years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0.3" calcext:value-type="float">
            <text:p>0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9" calcext:value-type="float">
            <text:p>0.9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4" office:value-type="float" office:value="0.1" calcext:value-type="float">
            <text:p>0.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0.2" calcext:value-type="float">
            <text:p>0.2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4" office:value-type="float" office:value="1.3" calcext:value-type="float">
            <text:p>1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0.3" calcext:value-type="float">
            <text:p>0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4" office:value-type="float" office:value="0" calcext:value-type="float">
            <text:p>0.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0.2" calcext:value-type="float">
            <text:p>0.2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4" office:value-type="float" office:value="3.1" calcext:value-type="float">
            <text:p>3.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4" office:value-type="float" office:value="6.1" calcext:value-type="float">
            <text:p>6.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4" office:value-type="float" office:value="2.4" calcext:value-type="float">
            <text:p>2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</text:p>
          </table:table-cell>
          <table:table-cell table:style-name="ce4" office:value-type="float" office:value="0.3" calcext:value-type="float">
            <text:p>0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4" calcext:value-type="float">
            <text:p>4.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Z</text:p>
          </table:table-cell>
          <table:table-cell table:style-name="ce4" office:value-type="float" office:value="3.7" calcext:value-type="float">
            <text:p>3.7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4" office:value-type="float" office:value="2.9" calcext:value-type="float">
            <text:p>2.9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</text:p>
          </table:table-cell>
          <table:table-cell table:style-name="ce4" office:value-type="float" office:value="9.8" calcext:value-type="float">
            <text:p>9.8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style-name="ce4" office:value-type="float" office:value="8.8" calcext:value-type="float">
            <text:p>8.8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4" office:value-type="float" office:value="13.4" calcext:value-type="float">
            <text:p>13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4" office:value-type="float" office:value="6" calcext:value-type="float">
            <text:p>6.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4" office:value-type="float" office:value="3.5" calcext:value-type="float">
            <text:p>3.5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4" office:value-type="float" office:value="5.4" calcext:value-type="float">
            <text:p>5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4" office:value-type="float" office:value="1.9" calcext:value-type="float">
            <text:p>1.9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'</text:p>
          </table:table-cell>
          <table:table-cell table:style-name="ce4" office:value-type="float" office:value="0.7" calcext:value-type="float">
            <text:p>0.7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4" office:value-type="float" office:value="3.2" calcext:value-type="float">
            <text:p>3.2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Q</text:p>
          </table:table-cell>
          <table:table-cell table:style-name="ce4" office:value-type="float" office:value="20.3" calcext:value-type="float">
            <text:p>20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X</text:p>
          </table:table-cell>
          <table:table-cell table:style-name="ce4" office:value-type="float" office:value="10.4" calcext:value-type="float">
            <text:p>10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'</text:p>
          </table:table-cell>
          <table:table-cell table:style-name="ce2" office:value-type="string" calcext:value-type="string">
            <text:p>X</text:p>
          </table:table-cell>
          <table:table-cell table:style-name="ce4" office:value-type="float" office:value="8.1" calcext:value-type="float">
            <text:p>8.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K'</text:p>
          </table:table-cell>
          <table:table-cell table:style-name="ce4" office:value-type="float" office:value="0.7" calcext:value-type="float">
            <text:p>0.7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U</text:p>
          </table:table-cell>
          <table:table-cell table:style-name="ce4" office:value-type="float" office:value="8.4" calcext:value-type="float">
            <text:p>8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'</text:p>
          </table:table-cell>
          <table:table-cell table:style-name="ce4" office:value-type="float" office:value="12.3" calcext:value-type="float">
            <text:p>12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J'</text:p>
          </table:table-cell>
          <table:table-cell table:style-name="ce4" office:value-type="float" office:value="2.5" calcext:value-type="float">
            <text:p>2.5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V</text:p>
          </table:table-cell>
          <table:table-cell table:style-name="ce4" office:value-type="float" office:value="3" calcext:value-type="float">
            <text:p>3.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K'</text:p>
          </table:table-cell>
          <table:table-cell table:style-name="ce2" office:value-type="string" calcext:value-type="string">
            <text:p>V</text:p>
          </table:table-cell>
          <table:table-cell table:style-name="ce4" office:value-type="float" office:value="7.2" calcext:value-type="float">
            <text:p>7.2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I'</text:p>
          </table:table-cell>
          <table:table-cell table:style-name="ce4" office:value-type="float" office:value="13.4" calcext:value-type="float">
            <text:p>13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'</text:p>
          </table:table-cell>
          <table:table-cell table:style-name="ce4" office:value-type="float" office:value="17" calcext:value-type="float">
            <text:p>17.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B'</text:p>
          </table:table-cell>
          <table:table-cell table:style-name="ce4" office:value-type="float" office:value="7.2" calcext:value-type="float">
            <text:p>7.2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'</text:p>
          </table:table-cell>
          <table:table-cell table:style-name="ce2" office:value-type="string" calcext:value-type="string">
            <text:p>C'</text:p>
          </table:table-cell>
          <table:table-cell table:style-name="ce4" office:value-type="float" office:value="21.3" calcext:value-type="float">
            <text:p>21.3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K'</text:p>
          </table:table-cell>
          <table:table-cell table:style-name="ce2" office:value-type="string" calcext:value-type="string">
            <text:p>W</text:p>
          </table:table-cell>
          <table:table-cell table:style-name="ce4" office:value-type="float" office:value="16" calcext:value-type="float">
            <text:p>16.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C'</text:p>
          </table:table-cell>
          <table:table-cell table:style-name="ce4" office:value-type="float" office:value="4.7" calcext:value-type="float">
            <text:p>4.7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'</text:p>
          </table:table-cell>
          <table:table-cell table:style-name="ce4" office:value-type="float" office:value="33.9" calcext:value-type="float">
            <text:p>33.9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'</text:p>
          </table:table-cell>
          <table:table-cell table:style-name="ce2" office:value-type="string" calcext:value-type="string">
            <text:p>D'</text:p>
          </table:table-cell>
          <table:table-cell table:style-name="ce4" office:value-type="float" office:value="30.1" calcext:value-type="float">
            <text:p>30.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E'</text:p>
          </table:table-cell>
          <table:table-cell table:style-name="ce4" office:value-type="float" office:value="7.6" calcext:value-type="float">
            <text:p>7.6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F'</text:p>
          </table:table-cell>
          <table:table-cell table:style-name="ce4" office:value-type="float" office:value="34.2" calcext:value-type="float">
            <text:p>34.2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'</text:p>
          </table:table-cell>
          <table:table-cell table:style-name="ce2" office:value-type="string" calcext:value-type="string">
            <text:p>G'</text:p>
          </table:table-cell>
          <table:table-cell table:style-name="ce4" office:value-type="float" office:value="2.4" calcext:value-type="float">
            <text:p>2.4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G'</text:p>
          </table:table-cell>
          <table:table-cell table:style-name="ce2" office:value-type="string" calcext:value-type="string">
            <text:p>H'</text:p>
          </table:table-cell>
          <table:table-cell table:style-name="ce4" office:value-type="float" office:value="1.1" calcext:value-type="float">
            <text:p>1.1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et_20_Names" style:display-name="PageStyle_Planet 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s" style:display-name="PageStyle_Rou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ffic" style:display-name="PageStyle_Traffi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